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0-10" calcext:value-type="date">
            <text:p>10/10/2025</text:p>
          </table:table-cell>
          <table:table-cell table:style-name="ce67" table:formula="of:=[.C15]-[.F1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6" office:value-type="string" calcext:value-type="string">
            <text:p>Mens. 10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6]-[.F16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6])" office:value-type="float" office:value="570" calcext:value-type="float">
            <text:p>57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10.160085491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10.1622212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7:10.542710902</dc:date>
    <meta:print-date>2023-11-06T10:06:24.108000000</meta:print-date>
    <dc:language>pt-PT</dc:language>
    <meta:editing-cycles>639</meta:editing-cycles>
    <meta:editing-duration>P2DT18H51M29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